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idden Nodes</text:p>
          </table:table-cell>
          <table:table-cell office:value-type="string">
            <text:p>Epoch Converged At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3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3:38:18</meta:creation-date>
    <dc:date>2015-05-28T13:51:15</dc:date>
    <dc:creator>Werner Mostert</dc:creator>
    <meta:editing-duration>PT12M58S</meta:editing-duration>
    <meta:editing-cycles>1</meta:editing-cycles>
    <meta:document-statistic meta:table-count="3" meta:cell-count="86" meta:object-count="0"/>
    <meta:generator>OpenOffice/4.0.1$Unix OpenOffice.org_project/401m5$Build-9714</meta:generator>
  </office:meta>
</office:document-meta>
</file>